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1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size="9.7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las Balancing and Positioning in drcsim3.1</text:p>
      <text:p text:style-name="P1">Wyatt Newman Nov 17, 2013</text:p>
      <text:p text:style-name="Standard"/>
      <text:p text:style-name="P2"/>
      <text:p text:style-name="P4">There are numerous problems with simulation under drcsim3.1, which makes even stabilizing Atlas standing difficult. <text:s/>These notes are a current update (and likely of temporary value, as drcsim evolves).</text:p>
      <text:p text:style-name="P4"/>
      <text:p text:style-name="P3">Changes to world model:</text:p>
      <text:p text:style-name="P4"><text:span text:style-name="T3">The task-7 world model is suitable for balancing Atlas. <text:s/>It can be launched with:</text:span></text:p>
      <text:p text:style-name="P5">VRC_CHEATS_ENABLED=1 roslaunch drcsim_gazebo drc_practice_task_7.launch</text:p>
      <text:p text:style-name="P4"><text:span text:style-name="T3"/></text:p>
      <text:p text:style-name="P4"><text:span text:style-name="T3">However, the task-6 model has a diamond-plate surface that seems to present chattering problems in drcsim3.1.</text:span> The diamond plate surface is replaced with a flat surface with the following edits to the world file:</text:p>
      <text:p text:style-name="P4"><text:span text:style-name="T4">+    &lt;include&gt;</text:span><text:line-break/><text:span text:style-name="T4">+      &lt;uri&gt;model://ground_plane&lt;/uri&gt;</text:span><text:line-break/><text:span text:style-name="T4">+    &lt;/include&gt;</text:span><text:line-break/><text:span text:style-name="T4">-    &lt;!-- &lt;include&gt; --&gt;</text:span><text:line-break/><text:span text:style-name="T4">-    &lt;!--   &lt;uri&gt;model://pavement_plane&lt;/uri&gt; --&gt;</text:span><text:line-break/><text:span text:style-name="T4">-    &lt;!-- &lt;/include&gt; --&gt;</text:span><text:line-break/><text:span text:style-name="T4">-    &lt;!-- &lt;include&gt; --&gt;</text:span><text:line-break/><text:span text:style-name="T4">-    &lt;!--   &lt;uri&gt;model://starting_pen&lt;/uri&gt; --&gt;</text:span><text:line-break/><text:span text:style-name="T4">-    &lt;!--   &lt;pose&gt;-12.31 -15 0 0 0 -1.5707&lt;/pose&gt; --&gt;</text:span><text:line-break/><text:span text:style-name="T4">-    &lt;!-- &lt;/include&gt; --&gt;</text:span></text:p>
      <text:p text:style-name="P4"/>
      <text:p text:style-name="P4">The world file for drc practice task 6 has been edited in this fashion and installed in the directory: hku_worlds/worlds/task_6.world.</text:p>
      <text:p text:style-name="P4"/>
      <text:p text:style-name="P4">Launch files have been modified to use this world model and installed in:</text:p>
      <text:p text:style-name="P4">hku_worlds/launch/task_6.launch</text:p>
      <text:p text:style-name="P4">hku_worlds/launch/drc_practice6_hku.launch</text:p>
      <text:p text:style-name="P4"/>
      <text:p text:style-name="P4">To start up drcsim using this modified world model, run:</text:p>
      <text:p text:style-name="P8">VRC_CHEATS_ENABLED=1 roslaunch hku_worlds task_6.launch</text:p>
      <text:p text:style-name="P6"/>
      <text:p text:style-name="P7">Modifications to gains:</text:p>
      <text:p text:style-name="P6">The gazebo/drcsim/ODE simulator interprets the gain parameter “kp_velocity” oddly. <text:s/>It indirectly affects simulation damping properties, and setting good values for these helps to suppress some of the simulator's vibrations. <text:s/><text:span text:style-name="T2">However</text:span>, it seems that using values other than 0 for the ankles results in chatter between the robot and the ground surface. <text:s/>Suggested gains are:</text:p>
      <text:p text:style-name="P6"><text:s text:c="3"/>drcsim_3pt1_kvp_tork_ = {</text:p>
      <text:p text:style-name="P6"><text:s text:c="10"/>50.0, 50.0, 50.0, 50.0, </text:p>
      <text:p text:style-name="P6"><text:s text:c="10"/>50.0, 50.0, 50.0, 50.0, 0.0, 0.0, </text:p>
      <text:p text:style-name="P6"><text:s text:c="10"/>50.0, 50.0, 50.0, 50.0, 0.0, 0.0, </text:p>
      <text:p text:style-name="P6"><text:s text:c="10"/>50.0, 50.0, 50.0, 50.0, 50.0, 50.0, </text:p>
      <text:p text:style-name="P6"><text:s text:c="10"/>50.0, 50.0, 50.0, 50.0, 50.0, 50.0};</text:p>
      <text:p text:style-name="P4"/>
      <text:p text:style-name="P4">Additionally, a set of control gains that stabilizes Atlas while standing includes:</text:p>
      <text:p text:style-name="P4">drcsim_3pt1_kp_tork_ = {</text:p>
      <text:p text:style-name="P4"><text:s text:c="7"/>3600, 6000.0, 6000.0, 60.0, </text:p>
      <text:p text:style-name="P4"><text:s text:c="7"/>2100.0, 3500.0, 5000.0, 4200.0, 13400.0, 1700.0, </text:p>
      <text:p text:style-name="P4"><text:s text:c="7"/>2100.0, 3500.0, 5000.0, 4200.0, 13400.0, 1700.0, </text:p>
      <text:p text:style-name="P4"><text:soft-page-break/><text:s text:c="7"/>3000.0, 2500.0, 1600.0, 1600.0, 1600.0, 860, </text:p>
      <text:p text:style-name="P4"><text:s text:c="7"/>3000.0, 2500.0, 1600.0, 1600.0, 1600.0, 860 };</text:p>
      <text:p text:style-name="P4">for kp_position, and:</text:p>
      <text:p text:style-name="P4">drcsim_3pt1_kd_tork_ = {</text:p>
      <text:p text:style-name="P4"><text:s text:c="3"/>18.0, 3.0, 3.0, 3.0,</text:p>
      <text:p text:style-name="P4"><text:s text:c="3"/>4.0, 34.0, 25.0, 42.0, 30.0, 6.0,</text:p>
      <text:p text:style-name="P4"><text:s text:c="3"/>4.0, 34.0, 25.0, 42.0, 30.0, 6.0,</text:p>
      <text:p text:style-name="P4"><text:s text:c="3"/>5.0, 49, 25, 25, 3.3, 1.7, </text:p>
      <text:p text:style-name="P4"><text:s text:c="3"/>5.0, 49, 25, 25, 3.3, 1.7 };</text:p>
      <text:p text:style-name="P4">for kd_position.</text:p>
      <text:p text:style-name="P4"/>
      <text:p text:style-name="P4">The above gains are installed as the default in the package:</text:p>
      <text:p text:style-name="P5">lowLevelJointServoV3</text:p>
      <text:p text:style-name="P4"/>
      <text:p text:style-name="P4">However, these gains are not optimized. <text:s/>It is expected that there are better values that could be used.</text:p>
      <text:p text:style-name="P4"/>
      <text:p text:style-name="P4"/>
      <text:p text:style-name="P3">Starting User Control:</text:p>
      <text:p text:style-name="P4">As noted above, start Atlas with the modified task-6 world with:</text:p>
      <text:p text:style-name="P8">VRC_CHEATS_ENABLED=1 roslaunch hku_worlds task_6.launch</text:p>
      <text:p text:style-name="P4"/>
      <text:p text:style-name="P4">After launching, wait for Atlas to descend and go into dynamic stand mode.</text:p>
      <text:p text:style-name="P4"/>
      <text:p text:style-name="P4">Start up the gravity calculator: </text:p>
      <text:p text:style-name="P5">rosrun mass_calcs stand_torque_calc</text:p>
      <text:p text:style-name="P4"/>
      <text:p text:style-name="P4">Start up the low-level joint controller:</text:p>
      <text:p text:style-name="P5">rosrun lowLevelJointServoV3 lowLevelJointServoV3</text:p>
      <text:p text:style-name="P4"/>
      <text:p text:style-name="P4">Choose the option for drcsim and the option for initializing in stand pose. <text:s/>After a few seconds of warm-up, Atlas will switch over to user control of all joints and balance under user control.</text:p>
      <text:p text:style-name="P4"/>
      <text:p text:style-name="P3">Repositioning Atlas:</text:p>
      <text:p text:style-name="P4">Repositioning Atlas without him falling over can be tedious.</text:p>
      <text:p text:style-name="P4"/>
      <text:p text:style-name="P4">For task 7, repositioning is relatively simple. <text:s/>After Atlas has lowered and gone into dynamic-stand mode, you can “click” on his image, which will bring up a white, wireframe bounding box. <text:s/>Select the right/left/up/down icon from the menu bar above the graphical display. <text:s/>Three colored axes will appear. <text:s/>However, it is best not to use these for translating Atlas, since the x-axis (red axis) is not parallel to the ground. <text:s/>Instead, “hover” over Atlas with the mouse until the mouse pointer turns to a hand icon (but not coincident with one of the colored axes). <text:s/>You can then click-drag Atlas horizontally along the floor, and he will keep his balance. <text:s/>In this manner, you can position him in front of the valve wall within a viable reach of a valve. <text:s/>For such translations, Atlas can be repositioned equally well in start-up (dynamic-stand) mode, or under control of the version-3 low-level controller.</text:p>
      <text:p text:style-name="P4"/>
      <text:p text:style-name="P4">For task 6, to reposition Atlas in front of the table with the drill requires both rotation and translation. <text:s/>Rotation is the harder task, and it is helpful to do this first. <text:s/>Also, Atlas seems to be more tolerant of incremental, imperfect rotations using the version-3 low-level controller than in start-up, dynamic-stand control mode.</text:p>
      <text:p text:style-name="P4"><text:soft-page-break/></text:p>
      <text:p text:style-name="P4">To rotate Atlas, first “select” him by clicking on the model. <text:s/>When successful with this selection, he will be enclosed in a white, wire-frame box. <text:s/>It may be difficult to select him instead of the wall, but this can be made easier by rotating to a top-down view, then selecting Atlas. <text:s/></text:p>
      <text:p text:style-name="P4"/>
      <text:p text:style-name="P4">To rotate Atlas, select the “rotate” icon from Gazebo's menu bar above the graphical display. <text:s/>Red, green and blue “orbit” rings will appear to enable commanding rotations about x, y and z axes, respectively. <text:s/>Unfortunately, Atlas' z reference axis is not normal to the floor, so performing a z-rotation causes misalignment between his foot and the floor, causing him to fall down. <text:s/>However, this can be accomplished in increments.</text:p>
      <text:p text:style-name="P4"/>
      <text:p text:style-name="P4">With the orbit circles visible, resume Gazebo simulation (click the “pause” button to toggle back to “run”). <text:s/>Hover over the blue ring (rotation about z), and its color will intensify. <text:s/>You can then move the cursor (click-drag) by a small amount. <text:s/>If the resulting disturbance is relatively small, Atlas will restabilize. <text:s/>You can then command another rotation increment.</text:p>
      <text:p text:style-name="P4">Continue in this fashion until you have Atlas reoriented. <text:s/>If he falls during this process, you can use the “reset model poses” command under the “edit” drop-down menu and try again. <text:s/>(You may need to reset a few times to get him to restabilize at his starting position).</text:p>
      <text:p text:style-name="P4"/>
      <text:p text:style-name="P4">Once Atlas is reoriented, you can translate him to the table. <text:s/>This can be done by clicking the right/left/up/down icon in the menu bar above the graphical display. <text:s/>Red, green and blue axes will appear. <text:s/>If you hover over one of these, it will intensify its color, and you can then click-drag Atlas along the selected axis. <text:s/>The y-axis (green arrow) is nearly parallel to the ground, so large motions can be commanded with this axis without inducing falls. <text:s/>The x-axis (red arrow), however, is not quite parallel to the ground, so motions in this direction should be performed incrementally, allowing Atlas to restabilize. <text:s/>Alternatively, if you “grab” the wireframe box (not selecting any colored arrow), you can translate Atlas arbitrarily without inducing falls. <text:s/></text:p>
      <text:p text:style-name="P4"/>
      <text:p text:style-name="P4">After repositioning Atlas, in order to focus on manipulation, it can be useful to pin the pelvis (or torso), which can be done with the command:</text:p>
      <text:p text:style-name="P5">rostopic pub --once /atlas/mode std_msgs/String '{data: "pinned_with_gravity"}'</text:p>
      <text:p text:style-name="P4"/>
      <text:p text:style-name="P4">If Atlas falls, choosing “reset model poses” from the edit menu should let you start over with repositioning him. <text:s/>You may need to invoke “reset model poses” multiple times to get him balanced again. <text:s/>This works under v3 low-level control, but not under “dynamic stand” default control.</text:p>
      <text:p text:style-name="P4"/>
      <text:p text:style-name="P4"><text:span text:style-name="T1">Acknowledgements</text:span>: </text:p>
      <text:p text:style-name="P4">My thanks to our collaborator from TORK, Masaki Murooka, for his advice on editing the task-6 world model, setting the kvp gains, and suggesting a set of kp and kd gains to stabilize Atla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3-11-05T09:59:11</meta:creation-date>
    <dc:date>2013-11-17T22:56:35</dc:date>
    <dc:creator>Wyatt Newman</dc:creator>
    <meta:editing-duration>PT8H22M51S</meta:editing-duration>
    <meta:editing-cycles>47</meta:editing-cycles>
    <meta:generator>LibreOffice/3.5$Linux_X86_64 LibreOffice_project/350m1$Build-2</meta:generator>
    <meta:document-statistic meta:table-count="0" meta:image-count="0" meta:object-count="0" meta:page-count="3" meta:paragraph-count="63" meta:word-count="1154" meta:character-count="7495" meta:non-whitespace-character-count="6220"/>
  </office:meta>
</office:document-meta>
</file>